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4pt" fo:font-style="normal" style:text-underline-style="none" fo:font-weight="bold" officeooo:rsid="003ba725" officeooo:paragraph-rsid="003ba725" style:font-size-asian="13.3500003814697pt" style:font-style-asian="normal" style:font-weight-asian="bold" style:font-size-complex="15.25pt" style:font-style-complex="normal" style:font-weight-complex="bold"/>
    </style:style>
    <style:style style:name="P2" style:family="paragraph" style:parent-style-name="Standard">
      <style:paragraph-properties fo:line-height="115%" fo:text-align="center" style:justify-single-word="false"/>
      <style:text-properties fo:font-size="11pt" fo:font-style="normal" style:text-underline-style="none" fo:font-weight="bold" officeooo:rsid="003ba725" officeooo:paragraph-rsid="003ba725" style:font-size-asian="10.5pt" style:font-style-asian="normal" style:font-weight-asian="bold" style:font-size-complex="12pt" style:font-style-complex="normal" style:font-weight-complex="bold"/>
    </style:style>
    <style:style style:name="P3" style:family="paragraph" style:parent-style-name="Standard">
      <style:paragraph-properties fo:line-height="115%"/>
      <style:text-properties fo:font-size="12pt" fo:font-style="normal" style:text-underline-style="solid" style:text-underline-width="auto" style:text-underline-color="font-color" fo:font-weight="bold" officeooo:rsid="0002b9d1" officeooo:paragraph-rsid="0002b9d1" style:font-size-asian="12pt" style:font-style-asian="normal" style:font-weight-asian="bold" style:font-size-complex="12pt" style:font-style-complex="normal" style:font-weight-complex="bold"/>
    </style:style>
    <style:style style:name="P4" style:family="paragraph" style:parent-style-name="Standard">
      <style:paragraph-properties fo:line-height="115%"/>
      <style:text-properties fo:font-weight="normal" officeooo:rsid="000bd315" officeooo:paragraph-rsid="003ec7d3" style:font-weight-asian="normal" style:font-weight-complex="normal"/>
    </style:style>
    <style:style style:name="P5" style:family="paragraph" style:parent-style-name="Standard">
      <style:paragraph-properties fo:line-height="115%"/>
      <style:text-properties fo:font-weight="normal" officeooo:rsid="000bd315" officeooo:paragraph-rsid="0045d378" style:font-weight-asian="normal" style:font-weight-complex="normal"/>
    </style:style>
    <style:style style:name="P6" style:family="paragraph" style:parent-style-name="Standard">
      <style:paragraph-properties fo:line-height="115%"/>
      <style:text-properties fo:font-weight="normal" officeooo:rsid="000bd315" officeooo:paragraph-rsid="000d7340" style:font-weight-asian="normal" style:font-weight-complex="normal"/>
    </style:style>
    <style:style style:name="P7" style:family="paragraph" style:parent-style-name="Standard">
      <style:paragraph-properties fo:line-height="115%"/>
      <style:text-properties fo:font-size="12pt" style:text-underline-style="solid" style:text-underline-width="auto" style:text-underline-color="font-color" fo:font-weight="bold" officeooo:rsid="000ec769" officeooo:paragraph-rsid="000ec769" style:font-size-asian="12pt" style:font-weight-asian="bold" style:font-size-complex="12pt" style:font-weight-complex="bold"/>
    </style:style>
    <style:style style:name="P8" style:family="paragraph" style:parent-style-name="Standard">
      <style:paragraph-properties fo:line-height="115%"/>
      <style:text-properties fo:font-weight="normal" officeooo:rsid="000ec769" officeooo:paragraph-rsid="000ec769" style:font-weight-asian="normal" style:font-weight-complex="normal"/>
    </style:style>
    <style:style style:name="P9" style:family="paragraph" style:parent-style-name="Standard">
      <style:paragraph-properties fo:line-height="115%"/>
      <style:text-properties style:text-underline-style="solid" style:text-underline-width="auto" style:text-underline-color="font-color" fo:font-weight="bold" officeooo:rsid="002b2394" officeooo:paragraph-rsid="002b2394" style:font-weight-asian="bold" style:font-weight-complex="bold"/>
    </style:style>
    <style:style style:name="P10" style:family="paragraph" style:parent-style-name="Standard">
      <style:paragraph-properties fo:line-height="115%"/>
      <style:text-properties fo:font-weight="bold" officeooo:rsid="001e9a60" officeooo:paragraph-rsid="001e9a60" style:font-weight-asian="bold" style:font-weight-complex="bold"/>
    </style:style>
    <style:style style:name="P11" style:family="paragraph" style:parent-style-name="Standard">
      <style:paragraph-properties fo:line-height="115%"/>
      <style:text-properties fo:font-weight="normal" officeooo:rsid="002f9368" officeooo:paragraph-rsid="001e9a60" style:font-weight-asian="normal" style:font-weight-complex="normal"/>
    </style:style>
    <style:style style:name="T1" style:family="text">
      <style:text-properties officeooo:rsid="003ec7d3"/>
    </style:style>
    <style:style style:name="T2" style:family="text">
      <style:text-properties officeooo:rsid="0036e8de"/>
    </style:style>
    <style:style style:name="T3" style:family="text">
      <style:text-properties officeooo:rsid="0045d378"/>
    </style:style>
    <style:style style:name="T4" style:family="text">
      <style:text-properties officeooo:rsid="003fa6be"/>
    </style:style>
    <style:style style:name="T5" style:family="text">
      <style:text-properties officeooo:rsid="00386b4a"/>
    </style:style>
    <style:style style:name="T6" style:family="text">
      <style:text-properties officeooo:rsid="0012451a"/>
    </style:style>
    <style:style style:name="T7" style:family="text">
      <style:text-properties officeooo:rsid="0040fcc0"/>
    </style:style>
    <style:style style:name="T8" style:family="text">
      <style:text-properties officeooo:rsid="00134f35"/>
    </style:style>
    <style:style style:name="T9" style:family="text">
      <style:text-properties officeooo:rsid="00150902"/>
    </style:style>
    <style:style style:name="T10" style:family="text">
      <style:text-properties officeooo:rsid="00427db3"/>
    </style:style>
    <style:style style:name="T11" style:family="text">
      <style:text-properties officeooo:rsid="00176766"/>
    </style:style>
    <style:style style:name="T12" style:family="text">
      <style:text-properties officeooo:rsid="002b2394"/>
    </style:style>
    <style:style style:name="T13" style:family="text">
      <style:text-properties officeooo:rsid="00260f48"/>
    </style:style>
    <style:style style:name="T14" style:family="text">
      <style:text-properties officeooo:rsid="0015abc9"/>
    </style:style>
    <style:style style:name="T15" style:family="text">
      <style:text-properties fo:font-size="12pt" style:font-size-asian="12pt" style:font-size-complex="12pt"/>
    </style:style>
    <style:style style:name="T16" style:family="text">
      <style:text-properties fo:font-weight="normal" style:font-weight-asian="normal" style:font-weight-complex="normal"/>
    </style:style>
    <style:style style:name="T17" style:family="text">
      <style:text-properties fo:font-weight="normal" officeooo:rsid="003bf060" style:font-weight-asian="normal" style:font-weight-complex="normal"/>
    </style:style>
    <style:style style:name="T18" style:family="text">
      <style:text-properties fo:font-weight="normal" officeooo:rsid="002b2394" style:font-weight-asian="normal" style:font-weight-complex="normal"/>
    </style:style>
    <style:style style:name="T19" style:family="text">
      <style:text-properties fo:font-weight="normal" officeooo:rsid="002c5692" style:font-weight-asian="normal" style:font-weight-complex="normal"/>
    </style:style>
    <style:style style:name="T20" style:family="text">
      <style:text-properties fo:font-weight="normal" officeooo:rsid="0031b501" style:font-weight-asian="normal" style:font-weight-complex="normal"/>
    </style:style>
    <style:style style:name="T21" style:family="text">
      <style:text-properties fo:font-weight="normal" officeooo:rsid="0030287d" style:font-weight-asian="normal" style:font-weight-complex="normal"/>
    </style:style>
    <style:style style:name="T22" style:family="text">
      <style:text-properties officeooo:rsid="00351c46"/>
    </style:style>
    <style:style style:name="T23" style:family="text">
      <style:text-properties officeooo:rsid="0046dd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stone Assessment</text:p>
      <text:p text:style-name="P2"/>
      <text:p text:style-name="P3">Project Introduction</text:p>
      <text:p text:style-name="P4"><text:tab/>Currently, the focus of this IoT <text:span text:style-name="T1">data aggregation</text:span> project will be building a data pipeline that is capable of collecting <text:span text:style-name="T1">temperature and humidity</text:span> data <text:span text:style-name="T1">from IoT devices</text:span> <text:span text:style-name="T1">placed through a given facility</text:span>. <text:span text:style-name="T1">Note that these devices will consist of a wireless microcontroller that can read and send data from a DHT11/DHT22 sensor when prompted to by a message broker. The IoT device will also leave a “last will and testament” message at the message broker, which will be sent upon device failure. From there, the resulting</text:span><text:span text:style-name="T2"> stream of data being </text:span><text:span text:style-name="T1">sent by the IoT devices</text:span><text:span text:style-name="T2"> </text:span><text:span text:style-name="T1">will then be batched by</text:span><text:span text:style-name="T2"> the </text:span><text:span text:style-name="T1">locally hosted </text:span><text:span text:style-name="T2">server </text:span><text:span text:style-name="T1">and sent to a central SQL database via </text:span><text:span text:style-name="T3">an</text:span><text:span text:style-name="T1"> Object Relational Mapper (ORM). </text:span><text:span text:style-name="T4">Note that this data can then be queried by analysts via a headless API. </text:span><text:span text:style-name="T1">The server will also alert maintenance staff when an IoT device failure occurs. </text:span></text:p>
      <text:p text:style-name="P5"><text:tab/></text:p>
      <text:p text:style-name="P5"><text:tab/>Once <text:span text:style-name="T5">this </text:span><text:span text:style-name="T4">data</text:span><text:span text:style-name="T5"> pipeline is created, documentation covering the development process will be made. This documentation will help outline how the pipeline was constructed, what pitfalls were encountered, and what technological alternatives exist.</text:span></text:p>
      <text:p text:style-name="P6"/>
      <text:p text:style-name="P7">Project Correlation to Past Coursework and Co-ops/Internships</text:p>
      <text:p text:style-name="P8"><text:tab/><text:span text:style-name="T6">Though most of the skills being applied to this project were learned on the job, my coursework helped grow and refine these skills. Data Structures (CS2028C) taught me how to implement important data structures such as linked lists, stacks, and queues in C++. Additionally, this class taught me to be comfortable with pointers and dynamic memory allocation. These concepts are very useful in the systems programming and </text:span><text:span text:style-name="T7">the</text:span><text:span text:style-name="T6"> IoT field, where low level languages are typically used due to their low overhead. On the other hand, Python Programming (CS2021) and Database Design &amp; Development (CS4092) prepared me for working with data processing pipelines. The Python Programming class briefly covered data processing packages such as Pandas, Matplotlib, and NumPy. </text:span><text:span text:style-name="T8">The Database Design &amp; Development class covered database structures and SQL. The skills from both of these classes would greatly help me at my data postprocessing co-ops at Kinetic Vision.</text:span></text:p>
      <text:p text:style-name="P8"/>
      <text:p text:style-name="P8"><text:tab/><text:span text:style-name="T8">At Kinetic Vision, I mainly worked on data postprocessing scripts written in Python. These scripts would use an ORM to find and download HDF data files. These files would then be read into a pandas dataframe. From there, key performance metrics and data plots would be created from the dataframes and uploaded to the cloud. I could use these skills to create Python backend that loads batches of data into HDF files, processes these files, and stores the results on the server. </text:span></text:p>
      <text:p text:style-name="P8"/>
      <text:p text:style-name="P8"><text:tab/><text:span text:style-name="T9">To </text:span><text:span text:style-name="T10">design IoT devices </text:span><text:span text:style-name="T9">used by such a pipeline, I could use </text:span><text:span text:style-name="T11">the </text:span><text:span text:style-name="T9">knowledge I gained from my internships at </text:span><text:span text:style-name="T12">the Air Force Research Laboratory (AFRL)</text:span><text:span text:style-name="T9">. During these internships, I was tasked with creating a model plane. The plane’s interface used a Raspberry Pi touch screen display to </text:span><text:span text:style-name="T11">control</text:span><text:span text:style-name="T9"> the various </text:span><text:span text:style-name="T11">features the model had</text:span><text:span text:style-name="T9">. The Raspberry Pi would then communicate the input to two Arduinos on the plane. One Arduino </text:span><text:span text:style-name="T13">controlled</text:span><text:span text:style-name="T9"> the plane’s flaps, engine, and weapons. The other Arduino controlled electroluminescent wire, which visualized power running the various aircraft components. Additionally, the Arduinos used MOSFET circuits to control some of the components (such as the weapons). </text:span><text:span text:style-name="T10">M</text:span><text:span text:style-name="T14">y experience with devices such as a Raspberry PI and Arduinos, combined with my knowledge of basic circuitry, </text:span><text:span text:style-name="T10">should allow me to devise </text:span><text:span text:style-name="T14">my own </text:span><text:span text:style-name="T13">data collection devices</text:span><text:span text:style-name="T14">.</text:span></text:p>
      <text:p text:style-name="P8"/>
      <text:p text:style-name="P8"/>
      <text:p text:style-name="P9"><text:soft-page-break/><text:span text:style-name="T15">Project Motivation</text:span></text:p>
      <text:p text:style-name="P10"><text:span text:style-name="T16"><text:tab/></text:span><text:span text:style-name="T17">T</text:span><text:span text:style-name="T18">he </text:span><text:span text:style-name="T19">main motivation </text:span><text:span text:style-name="T18">of this project is to showcase the benefits of creating a data pipeline</text:span><text:span text:style-name="T20">s</text:span><text:span text:style-name="T18"> in-house. A notable amount of organizations and companies use data acquisition hardware they bought externally from vendors such as National Instruments. However, this hardware is typically closed-source and can be difficult to extend and modify as a result. Data processing software solutions can also have the same issue with extensibility. This is especially true for Microsoft Power Apps, which are rather limited in capability from my experience. Hopefully, this project will show that pipelines made in-house </text:span><text:span text:style-name="T21">don’t have extensibility issues when implemented properly</text:span><text:span text:style-name="T18">. Completing this project quickly and cost effectively would also help strengthen the benefits of pipelines made in-house.</text:span></text:p>
      <text:p text:style-name="P10"><text:span text:style-name="T18"/></text:p>
      <text:p text:style-name="P11"><text:tab/>Another motivation of this project is to showcase new technology that can be used to improve the safety and efficiency of data pipelines. <text:span text:style-name="T22">For example,</text:span> newer programming languages such as Rust <text:span text:style-name="T23">can</text:span> improve the security and <text:span text:style-name="T23">robustness</text:span> of the software running in the pipeline. <text:span text:style-name="T7">Lastly, t</text:span>he world of embedded electronics has also evolved since I last worked with such devices. <text:span text:style-name="T7">N</text:span>ewer and more capable devices could lead to solutions being created with less time and eff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8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22:16:25.588000000</meta:creation-date>
    <meta:generator>LibreOffice/24.8.0.3$Windows_X86_64 LibreOffice_project/0bdf1299c94fe897b119f97f3c613e9dca6be583</meta:generator>
    <dc:date>2024-09-15T16:45:28.807000000</dc:date>
    <meta:editing-duration>PT6H45M30S</meta:editing-duration>
    <meta:editing-cycles>58</meta:editing-cycles>
    <meta:document-statistic meta:table-count="0" meta:image-count="0" meta:object-count="0" meta:page-count="2" meta:paragraph-count="12" meta:word-count="748" meta:character-count="4745" meta:non-whitespace-character-count="3998"/>
  </office:meta>
</office:document-meta>
</file>